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83in"/>
    </style:style>
    <style:style style:name="co2" style:family="table-column">
      <style:table-column-properties fo:break-before="auto" style:column-width="3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114in" svg:height="3.6185in" svg:x="4.6673in" svg:y="0.1256in">
            <draw:object draw:notify-on-update-of-ranges="Sheet1.A1:Sheet1.A1 Sheet1.A2:Sheet1.A1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Posts</text:p>
          </table:table-cell>
          <table:table-cell/>
        </table:table-row>
        <table:table-row table:style-name="ro1">
          <table:table-cell office:value-type="float" office:value="18066982" calcext:value-type="float">
            <text:p>18066982</text:p>
          </table:table-cell>
          <table:table-cell office:value-type="string" calcext:value-type="string">
            <text:p>stackoverflow.com/Posts.xml</text:p>
          </table:table-cell>
        </table:table-row>
        <table:table-row table:style-name="ro1">
          <table:table-cell office:value-type="float" office:value="570274" calcext:value-type="float">
            <text:p>570274</text:p>
          </table:table-cell>
          <table:table-cell office:value-type="string" calcext:value-type="string">
            <text:p>math.stackexchange.com/Posts.xml</text:p>
          </table:table-cell>
        </table:table-row>
        <table:table-row table:style-name="ro1">
          <table:table-cell office:value-type="float" office:value="547632" calcext:value-type="float">
            <text:p>547632</text:p>
          </table:table-cell>
          <table:table-cell office:value-type="string" calcext:value-type="string">
            <text:p>superuser.com/Posts.xml</text:p>
          </table:table-cell>
        </table:table-row>
        <table:table-row table:style-name="ro1">
          <table:table-cell office:value-type="float" office:value="475059" calcext:value-type="float">
            <text:p>475059</text:p>
          </table:table-cell>
          <table:table-cell office:value-type="string" calcext:value-type="string">
            <text:p>serverfault.com/Posts.xml</text:p>
          </table:table-cell>
        </table:table-row>
        <table:table-row table:style-name="ro1">
          <table:table-cell office:value-type="float" office:value="316103" calcext:value-type="float">
            <text:p>316103</text:p>
          </table:table-cell>
          <table:table-cell office:value-type="string" calcext:value-type="string">
            <text:p>askubuntu.com/Posts.xml</text:p>
          </table:table-cell>
        </table:table-row>
        <table:table-row table:style-name="ro1">
          <table:table-cell office:value-type="float" office:value="147249" calcext:value-type="float">
            <text:p>147249</text:p>
          </table:table-cell>
          <table:table-cell office:value-type="string" calcext:value-type="string">
            <text:p>programmers.stackexchange.com/Posts.xml</text:p>
          </table:table-cell>
        </table:table-row>
        <table:table-row table:style-name="ro1">
          <table:table-cell office:value-type="float" office:value="134550" calcext:value-type="float">
            <text:p>134550</text:p>
          </table:table-cell>
          <table:table-cell office:value-type="string" calcext:value-type="string">
            <text:p>tex.stackexchange.com/Posts.xml</text:p>
          </table:table-cell>
        </table:table-row>
        <table:table-row table:style-name="ro1">
          <table:table-cell office:value-type="float" office:value="130481" calcext:value-type="float">
            <text:p>130481</text:p>
          </table:table-cell>
          <table:table-cell office:value-type="string" calcext:value-type="string">
            <text:p>mathoverflow.net/Posts.xml</text:p>
          </table:table-cell>
        </table:table-row>
        <table:table-row table:style-name="ro1">
          <table:table-cell office:value-type="float" office:value="116146" calcext:value-type="float">
            <text:p>116146</text:p>
          </table:table-cell>
          <table:table-cell office:value-type="string" calcext:value-type="string">
            <text:p>english.stackexchange.com/Posts.xml</text:p>
          </table:table-cell>
        </table:table-row>
        <table:table-row table:style-name="ro1">
          <table:table-cell office:value-type="float" office:value="110866" calcext:value-type="float">
            <text:p>110866</text:p>
          </table:table-cell>
          <table:table-cell office:value-type="string" calcext:value-type="string">
            <text:p>gaming.stackexchange.com/Posts.xml</text:p>
          </table:table-cell>
        </table:table-row>
        <table:table-row table:style-name="ro1">
          <table:table-cell office:value-type="float" office:value="96734" calcext:value-type="float">
            <text:p>96734</text:p>
          </table:table-cell>
          <table:table-cell office:value-type="string" calcext:value-type="string">
            <text:p>wordpress.stackexchange.com/Posts.xml</text:p>
          </table:table-cell>
        </table:table-row>
        <table:table-row table:style-name="ro1">
          <table:table-cell office:value-type="float" office:value="96250" calcext:value-type="float">
            <text:p>96250</text:p>
          </table:table-cell>
          <table:table-cell office:value-type="string" calcext:value-type="string">
            <text:p>apple.stackexchange.com/Posts.xml</text:p>
          </table:table-cell>
        </table:table-row>
        <table:table-row table:style-name="ro1">
          <table:table-cell office:value-type="float" office:value="95821" calcext:value-type="float">
            <text:p>95821</text:p>
          </table:table-cell>
          <table:table-cell office:value-type="string" calcext:value-type="string">
            <text:p>unix.stackexchange.com/Posts.xml</text:p>
          </table:table-cell>
        </table:table-row>
        <table:table-row table:style-name="ro1">
          <table:table-cell office:value-type="float" office:value="79159" calcext:value-type="float">
            <text:p>79159</text:p>
          </table:table-cell>
          <table:table-cell office:value-type="string" calcext:value-type="string">
            <text:p>drupal.stackexchange.com/Posts.xml</text:p>
          </table:table-cell>
        </table:table-row>
        <table:table-row table:style-name="ro1">
          <table:table-cell office:value-type="float" office:value="75426" calcext:value-type="float">
            <text:p>75426</text:p>
          </table:table-cell>
          <table:table-cell office:value-type="string" calcext:value-type="string">
            <text:p>sharepoint.stackexchange.com/Posts.xml</text:p>
          </table:table-cell>
        </table:table-row>
        <table:table-row table:style-name="ro1">
          <table:table-cell office:value-type="float" office:value="74841" calcext:value-type="float">
            <text:p>74841</text:p>
          </table:table-cell>
          <table:table-cell office:value-type="string" calcext:value-type="string">
            <text:p>electronics.stackexchange.com/Posts.xml</text:p>
          </table:table-cell>
        </table:table-row>
        <table:table-row table:style-name="ro1">
          <table:table-cell office:value-type="float" office:value="74419" calcext:value-type="float">
            <text:p>74419</text:p>
          </table:table-cell>
          <table:table-cell office:value-type="string" calcext:value-type="string">
            <text:p>physics.stackexchange.com/Posts.xml</text:p>
          </table:table-cell>
        </table:table-row>
        <table:table-row table:style-name="ro1">
          <table:table-cell office:value-type="float" office:value="69924" calcext:value-type="float">
            <text:p>69924</text:p>
          </table:table-cell>
          <table:table-cell office:value-type="string" calcext:value-type="string">
            <text:p>gis.stackexchange.com/Posts.xml</text:p>
          </table:table-cell>
        </table:table-row>
        <table:table-row table:style-name="ro1">
          <table:table-cell office:value-type="float" office:value="68388" calcext:value-type="float">
            <text:p>68388</text:p>
          </table:table-cell>
          <table:table-cell office:value-type="string" calcext:value-type="string">
            <text:p>stats.stackexchange.com/Posts.xml</text:p>
          </table:table-cell>
        </table:table-row>
        <table:table-row table:style-name="ro1">
          <table:table-cell office:value-type="float" office:value="54275" calcext:value-type="float">
            <text:p>54275</text:p>
          </table:table-cell>
          <table:table-cell office:value-type="string" calcext:value-type="string">
            <text:p>gamedev.stackexchange.com/Posts.xml</text:p>
          </table:table-cell>
        </table:table-row>
        <table:table-row table:style-name="ro1">
          <table:table-cell office:value-type="float" office:value="48078" calcext:value-type="float">
            <text:p>48078</text:p>
          </table:table-cell>
          <table:table-cell office:value-type="string" calcext:value-type="string">
            <text:p>dba.stackexchange.com/Posts.xml</text:p>
          </table:table-cell>
        </table:table-row>
        <table:table-row table:style-name="ro1">
          <table:table-cell office:value-type="float" office:value="45430" calcext:value-type="float">
            <text:p>45430</text:p>
          </table:table-cell>
          <table:table-cell office:value-type="string" calcext:value-type="string">
            <text:p>android.stackexchange.com/Posts.xml</text:p>
          </table:table-cell>
        </table:table-row>
        <table:table-row table:style-name="ro1">
          <table:table-cell office:value-type="float" office:value="43146" calcext:value-type="float">
            <text:p>43146</text:p>
          </table:table-cell>
          <table:table-cell office:value-type="string" calcext:value-type="string">
            <text:p>ux.stackexchange.com/Posts.xml</text:p>
          </table:table-cell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string" calcext:value-type="string">
            <text:p>webmasters.stackexchange.com/Posts.xml</text:p>
          </table:table-cell>
        </table:table-row>
        <table:table-row table:style-name="ro1">
          <table:table-cell office:value-type="float" office:value="39762" calcext:value-type="float">
            <text:p>39762</text:p>
          </table:table-cell>
          <table:table-cell office:value-type="string" calcext:value-type="string">
            <text:p>security.stackexchange.com/Posts.xml</text:p>
          </table:table-cell>
        </table:table-row>
        <table:table-row table:style-name="ro1">
          <table:table-cell office:value-type="float" office:value="38513" calcext:value-type="float">
            <text:p>38513</text:p>
          </table:table-cell>
          <table:table-cell office:value-type="string" calcext:value-type="string">
            <text:p>photo.stackexchange.com/Posts.xml</text:p>
          </table:table-cell>
        </table:table-row>
        <table:table-row table:style-name="ro1">
          <table:table-cell office:value-type="float" office:value="38266" calcext:value-type="float">
            <text:p>38266</text:p>
          </table:table-cell>
          <table:table-cell office:value-type="string" calcext:value-type="string">
            <text:p>scifi.stackexchange.com/Posts.xml</text:p>
          </table:table-cell>
        </table:table-row>
        <table:table-row table:style-name="ro1">
          <table:table-cell office:value-type="float" office:value="35539" calcext:value-type="float">
            <text:p>35539</text:p>
          </table:table-cell>
          <table:table-cell office:value-type="string" calcext:value-type="string">
            <text:p>webapps.stackexchange.com/Posts.xml</text:p>
          </table:table-cell>
        </table:table-row>
        <table:table-row table:style-name="ro1">
          <table:table-cell office:value-type="float" office:value="34080" calcext:value-type="float">
            <text:p>34080</text:p>
          </table:table-cell>
          <table:table-cell office:value-type="string" calcext:value-type="string">
            <text:p>cooking.stackexchange.com/Posts.xml</text:p>
          </table:table-cell>
        </table:table-row>
        <table:table-row table:style-name="ro1">
          <table:table-cell office:value-type="float" office:value="33743" calcext:value-type="float">
            <text:p>33743</text:p>
          </table:table-cell>
          <table:table-cell office:value-type="string" calcext:value-type="string">
            <text:p>mathematica.stackexchange.com/Posts.xml</text:p>
          </table:table-cell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string" calcext:value-type="string">
            <text:p>codereview.stackexchange.com/Posts.xml</text:p>
          </table:table-cell>
        </table:table-row>
        <table:table-row table:style-name="ro1">
          <table:table-cell office:value-type="float" office:value="28669" calcext:value-type="float">
            <text:p>28669</text:p>
          </table:table-cell>
          <table:table-cell office:value-type="string" calcext:value-type="string">
            <text:p>diy.stackexchange.com/Posts.xml</text:p>
          </table:table-cell>
        </table:table-row>
        <table:table-row table:style-name="ro1">
          <table:table-cell office:value-type="float" office:value="27455" calcext:value-type="float">
            <text:p>27455</text:p>
          </table:table-cell>
          <table:table-cell office:value-type="string" calcext:value-type="string">
            <text:p>judaism.stackexchange.com/Posts.xml</text:p>
          </table:table-cell>
        </table:table-row>
        <table:table-row table:style-name="ro1">
          <table:table-cell office:value-type="float" office:value="26469" calcext:value-type="float">
            <text:p>26469</text:p>
          </table:table-cell>
          <table:table-cell office:value-type="string" calcext:value-type="string">
            <text:p>rpg.stackexchange.com/Posts.xml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string" calcext:value-type="string">
            <text:p>money.stackexchange.com/Posts.xml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salesforce.stackexchange.com/Posts.xml</text:p>
          </table:table-cell>
        </table:table-row>
        <table:table-row table:style-name="ro1">
          <table:table-cell office:value-type="float" office:value="19335" calcext:value-type="float">
            <text:p>19335</text:p>
          </table:table-cell>
          <table:table-cell office:value-type="string" calcext:value-type="string">
            <text:p>sound.stackexchange.com/Posts.xml</text:p>
          </table:table-cell>
        </table:table-row>
        <table:table-row table:style-name="ro1">
          <table:table-cell office:value-type="float" office:value="19138" calcext:value-type="float">
            <text:p>19138</text:p>
          </table:table-cell>
          <table:table-cell office:value-type="string" calcext:value-type="string">
            <text:p>travel.stackexchange.com/Posts.xml</text:p>
          </table:table-cell>
        </table:table-row>
        <table:table-row table:style-name="ro1">
          <table:table-cell office:value-type="float" office:value="18977" calcext:value-type="float">
            <text:p>18977</text:p>
          </table:table-cell>
          <table:table-cell office:value-type="string" calcext:value-type="string">
            <text:p>graphicdesign.stackexchange.com/Posts.xml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string" calcext:value-type="string">
            <text:p>christianity.stackexchange.com/Posts.xml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  <table:table-cell office:value-type="string" calcext:value-type="string">
            <text:p>bicycles.stackexchange.com/Posts.xml</text:p>
          </table:table-cell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bitcoin.stackexchange.com/Posts.xml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cstheory.stackexchange.com/Posts.xml</text:p>
          </table:table-cell>
        </table:table-row>
        <table:table-row table:style-name="ro1">
          <table:table-cell office:value-type="float" office:value="13715" calcext:value-type="float">
            <text:p>13715</text:p>
          </table:table-cell>
          <table:table-cell office:value-type="string" calcext:value-type="string">
            <text:p>expressionengine.stackexchange.com/Posts.xml</text:p>
          </table:table-cell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codegolf.stackexchange.com/Posts.xml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ell.stackexchange.com/Posts.xml</text:p>
          </table:table-cell>
        </table:table-row>
        <table:table-row table:style-name="ro1">
          <table:table-cell office:value-type="float" office:value="12905" calcext:value-type="float">
            <text:p>12905</text:p>
          </table:table-cell>
          <table:table-cell office:value-type="string" calcext:value-type="string">
            <text:p>workplace.stackexchange.com/Posts.xml</text:p>
          </table:table-cell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string" calcext:value-type="string">
            <text:p>cs.stackexchange.com/Posts.xml</text:p>
          </table:table-cell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string" calcext:value-type="string">
            <text:p>academia.stackexchange.com/Posts.xml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boardgames.stackexchange.com/Posts.xml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movies.stackexchange.com/Posts.xml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music.stackexchange.com/Posts.xml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string" calcext:value-type="string">
            <text:p>magento.stackexchange.com/Posts.xml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skeptics.stackexchange.com/Posts.xml</text:p>
          </table:table-cell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string" calcext:value-type="string">
            <text:p>fitness.stackexchange.com/Posts.xml</text:p>
          </table:table-cell>
        </table:table-row>
        <table:table-row table:style-name="ro1">
          <table:table-cell office:value-type="float" office:value="10537" calcext:value-type="float">
            <text:p>10537</text:p>
          </table:table-cell>
          <table:table-cell office:value-type="string" calcext:value-type="string">
            <text:p>japanese.stackexchange.com/Posts.xml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string" calcext:value-type="string">
            <text:p>homebrew.stackexchange.com/Posts.xml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crypto.stackexchange.com/Posts.xml</text:p>
          </table:table-cell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string" calcext:value-type="string">
            <text:p>biology.stackexchange.com/Posts.xml</text:p>
          </table:table-cell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parenting.stackexchange.com/Posts.xml</text:p>
          </table:table-cell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string" calcext:value-type="string">
            <text:p>german.stackexchange.com/Posts.xml</text:p>
          </table:table-cell>
        </table:table-row>
        <table:table-row table:style-name="ro1">
          <table:table-cell office:value-type="float" office:value="9134" calcext:value-type="float">
            <text:p>9134</text:p>
          </table:table-cell>
          <table:table-cell office:value-type="string" calcext:value-type="string">
            <text:p>raspberrypi.stackexchange.com/Posts.xml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string" calcext:value-type="string">
            <text:p>writers.stackexchange.com/Posts.xml</text:p>
          </table:table-cell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string" calcext:value-type="string">
            <text:p>pm.stackexchange.com/Posts.xml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string" calcext:value-type="string">
            <text:p>dsp.stackexchange.com/Posts.xml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avp.stackexchange.com/Posts.xml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string" calcext:value-type="string">
            <text:p>mechanics.stackexchange.com/Posts.xml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string" calcext:value-type="string">
            <text:p>history.stackexchange.com/Posts.xml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string" calcext:value-type="string">
            <text:p>gardening.stackexchange.com/Posts.xml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productivity.stackexchange.com/Posts.xml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philosophy.stackexchange.com/Posts.xml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scicomp.stackexchange.com/Posts.xml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quant.stackexchange.com/Posts.xml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islam.stackexchange.com/Posts.xml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french.stackexchange.com/Posts.xml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sqa.stackexchange.com/Posts.xml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anime.stackexchange.com/Posts.xml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chemistry.stackexchange.com/Posts.xml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hermeneutics.stackexchange.com/Posts.xml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linguistics.stackexchange.com/Posts.xml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blender.stackexchange.com/Posts.xml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spanish.stackexchange.com/Posts.xml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chinese.stackexchange.com/Posts.xml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networkengineering.stackexchange.com/Posts.xml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tridion.stackexchange.com/Posts.xml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outdoors.stackexchange.com/Posts.xml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cogsci.stackexchange.com/Posts.xml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stackapps.com/Posts.xml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chess.stackexchange.com/Posts.xml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sports.stackexchange.com/Posts.xml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space.stackexchange.com/Posts.xml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patents.stackexchange.com/Posts.xml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genealogy.stackexchange.com/Posts.xml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russian.stackexchange.com/Posts.xml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windowsphone.stackexchange.com/Posts.xml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bricks.stackexchange.com/Posts.xml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martialarts.stackexchange.com/Posts.xml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politics.stackexchange.com/Posts.xml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reverseengineering.stackexchange.com/Posts.xml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robotics.stackexchange.com/Posts.xml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pets.stackexchange.com/Posts.xml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oker.stackexchange.com/Posts.xml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opendata.stackexchange.com/Posts.xml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astronomy.stackexchange.com/Posts.xml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ustainability.stackexchange.com/Posts.xml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ham.stackexchange.com/Posts.xml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tor.stackexchange.com/Posts.xml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reelancing.stackexchange.com/Posts.xml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viation.stackexchange.com/Posts.xml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ebooks.stackexchange.com/Posts.xml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italian.stackexchange.com/Posts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8066982" calcext:value-type="float">
            <text:p>1806698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03958.845454545" calcext:value-type="float">
            <text:p>203958.845454545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204.5" calcext:value-type="float">
            <text:p>10204.5</text:p>
          </table:table-cell>
          <table:table-cell office:value-type="string" calcext:value-type="string">
            <text:p>median</text:p>
          </table:table-cell>
        </table:table-row>
      </table:table>
      <table:named-expressions/>
      <table:database-ranges>
        <table:database-range table:name="__Anonymous_Sheet_DB__0" table:target-range-address="Sheet1.A2:Sheet1.B11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7T14:59:28.091649312</dc:date>
    <dc:creator>Michel Rouly</dc:creator>
    <meta:document-statistic meta:table-count="1" meta:cell-count="231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4cm" svg:height="9.192cm" xlink:href=".." xlink:type="simple" chart:class="chart:bar" chart:style-name="ch1">
        <chart:title svg:x="6.872cm" svg:y="0.319cm" chart:style-name="ch2">
          <text:p>Number of Posts per StackExchange Site</text:p>
        </chart:title>
        <chart:subtitle svg:x="9.319cm" svg:y="1.281cm" chart:style-name="ch3">
          <text:p>Logarithmic Scale</text:p>
        </chart:subtitle>
        <chart:plot-area chart:style-name="ch4" table:cell-range-address="Sheet1.A1:Sheet1.A112" chart:data-source-has-labels="row" svg:x="1.448cm" svg:y="2.33cm" svg:width="19.552cm" svg:height="5.698cm">
          <chartooo:coordinate-region svg:x="3.366cm" svg:y="2.529cm" svg:width="17.634cm" svg:height="4.575cm"/>
          <chart:axis chart:dimension="x" chart:name="primary-x" chart:style-name="ch5">
            <chart:title svg:x="9.738cm" svg:y="8.211cm" chart:style-name="ch6">
              <text:p>StackExchange Site</text:p>
            </chart:title>
          </chart:axis>
          <chart:axis chart:dimension="y" chart:name="primary-y" chart:style-name="ch7">
            <chart:title svg:x="0.451cm" svg:y="6.467cm" chart:style-name="ch8">
              <text:p>Number of Posts</text:p>
            </chart:title>
            <chart:grid chart:style-name="ch9" chart:class="major"/>
          </chart:axis>
          <chart:series chart:style-name="ch10" chart:values-cell-range-address="Sheet1.A2:Sheet1.A112" chart:label-cell-address="Sheet1.A1:Sheet1.A1" chart:class="chart:bar">
            <chart:data-point chart:repeated="1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ost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66982">
                <text:p>18066982</text:p>
                <draw:g>
                  <svg:desc>Sheet1.A2:Sheet1.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0274">
                <text:p>57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632">
                <text:p>547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059">
                <text:p>475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103">
                <text:p>316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249">
                <text:p>147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550">
                <text:p>134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481">
                <text:p>130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146">
                <text:p>116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866">
                <text:p>110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734">
                <text:p>96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50">
                <text:p>96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21">
                <text:p>95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159">
                <text:p>79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26">
                <text:p>75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841">
                <text:p>74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419">
                <text:p>74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924">
                <text:p>69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388">
                <text:p>68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275">
                <text:p>54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78">
                <text:p>48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430">
                <text:p>454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47">
                <text:p>43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762">
                <text:p>39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13">
                <text:p>38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266">
                <text:p>38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539">
                <text:p>35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80">
                <text:p>340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669">
                <text:p>28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55">
                <text:p>27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">
                <text:p>26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40">
                <text:p>20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15">
                <text:p>2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35">
                <text:p>19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38">
                <text:p>19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977">
                <text:p>18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71">
                <text:p>16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22">
                <text:p>15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15">
                <text:p>13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23">
                <text:p>13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15">
                <text:p>13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90">
                <text:p>124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444">
                <text:p>11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432">
                <text:p>114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1">
                <text:p>107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37">
                <text:p>10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95">
                <text:p>9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89">
                <text:p>9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67">
                <text:p>9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34">
                <text:p>9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79">
                <text:p>87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54">
                <text:p>7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1">
                <text:p>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